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style:text-underline-style="none" officeooo:rsid="00235eda" officeooo:paragraph-rsid="00235eda"/>
    </style:style>
    <style:style style:name="P9" style:family="paragraph" style:parent-style-name="Standard">
      <style:text-properties style:text-underline-style="none" officeooo:rsid="0024f381" officeooo:paragraph-rsid="0024f381"/>
    </style:style>
    <style:style style:name="P10" style:family="paragraph" style:parent-style-name="Standard">
      <style:text-properties style:text-underline-style="none" officeooo:rsid="0024f381" officeooo:paragraph-rsid="0028a107"/>
    </style:style>
    <style:style style:name="P11" style:family="paragraph" style:parent-style-name="Standard">
      <style:text-properties style:text-underline-style="none" officeooo:rsid="0024f381" officeooo:paragraph-rsid="002d21a5"/>
    </style:style>
    <style:style style:name="P12" style:family="paragraph" style:parent-style-name="Standard">
      <style:text-properties style:text-underline-style="none" fo:font-weight="bold" officeooo:rsid="0024f381" officeooo:paragraph-rsid="0024f381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9b8f" officeooo:paragraph-rsid="00279b8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a107" officeooo:paragraph-rsid="0028a10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9a6fe" officeooo:paragraph-rsid="0029a6fe" style:font-weight-asian="normal" style:font-weight-complex="normal"/>
    </style:style>
    <style:style style:name="P17" style:family="paragraph" style:parent-style-name="Standard">
      <style:text-properties style:text-underline-style="none" officeooo:rsid="0029a6fe" officeooo:paragraph-rsid="0029a6fe"/>
    </style:style>
    <style:style style:name="P18" style:family="paragraph" style:parent-style-name="Standard">
      <style:text-properties style:text-underline-style="none" officeooo:rsid="0028a107" officeooo:paragraph-rsid="0028a107"/>
    </style:style>
    <style:style style:name="P19" style:family="paragraph" style:parent-style-name="Standard">
      <style:text-properties style:text-underline-style="none" officeooo:rsid="002a49db" officeooo:paragraph-rsid="002a49db"/>
    </style:style>
    <style:style style:name="P20" style:family="paragraph" style:parent-style-name="Standard">
      <style:text-properties style:text-underline-style="none" officeooo:rsid="002b1763" officeooo:paragraph-rsid="002b1763"/>
    </style:style>
    <style:style style:name="P21" style:family="paragraph" style:parent-style-name="Standard">
      <style:text-properties officeooo:rsid="00044d89" officeooo:paragraph-rsid="00191a8e"/>
    </style:style>
    <style:style style:name="P22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24" style:family="paragraph" style:parent-style-name="Table_20_Contents">
      <style:text-properties officeooo:rsid="0030bbca" officeooo:paragraph-rsid="002fdf03"/>
    </style:style>
    <style:style style:name="P25" style:family="paragraph" style:parent-style-name="Table_20_Contents">
      <style:text-properties style:text-underline-style="none" officeooo:rsid="0030bbca" officeooo:paragraph-rsid="002fdf03"/>
    </style:style>
    <style:style style:name="P26" style:family="paragraph" style:parent-style-name="Table_20_Contents">
      <style:text-properties style:text-underline-style="none" officeooo:rsid="0032f73b" officeooo:paragraph-rsid="0032f73b"/>
    </style:style>
    <style:style style:name="P27" style:family="paragraph" style:parent-style-name="Table_20_Contents">
      <style:text-properties style:text-underline-style="none" officeooo:rsid="0032f73b" officeooo:paragraph-rsid="0036dc02"/>
    </style:style>
    <style:style style:name="P28" style:family="paragraph" style:parent-style-name="Table_20_Contents">
      <style:text-properties style:text-underline-style="none" officeooo:rsid="0032f73b" officeooo:paragraph-rsid="003a297c"/>
    </style:style>
    <style:style style:name="P29" style:family="paragraph" style:parent-style-name="Table_20_Contents">
      <style:text-properties style:text-underline-style="none" officeooo:rsid="0032f73b" officeooo:paragraph-rsid="003a5c74"/>
    </style:style>
    <style:style style:name="P30" style:family="paragraph" style:parent-style-name="Table_20_Contents">
      <style:text-properties style:text-underline-style="none" officeooo:rsid="0032f73b" officeooo:paragraph-rsid="003ae03a"/>
    </style:style>
    <style:style style:name="P31" style:family="paragraph" style:parent-style-name="Table_20_Contents">
      <style:text-properties style:text-underline-style="none" officeooo:rsid="0032f73b" officeooo:paragraph-rsid="00410f25"/>
    </style:style>
    <style:style style:name="P32" style:family="paragraph" style:parent-style-name="Table_20_Contents">
      <style:text-properties style:text-underline-style="none" officeooo:rsid="0033ed4e" officeooo:paragraph-rsid="0033ed4e"/>
    </style:style>
    <style:style style:name="P33" style:family="paragraph" style:parent-style-name="Table_20_Contents">
      <style:text-properties style:text-underline-style="none" officeooo:rsid="003efdc5" officeooo:paragraph-rsid="003efdc5"/>
    </style:style>
    <style:style style:name="P34" style:family="paragraph" style:parent-style-name="Table_20_Contents">
      <style:text-properties style:text-underline-style="none" officeooo:rsid="003efdc5" officeooo:paragraph-rsid="003fda07"/>
    </style:style>
    <style:style style:name="P35" style:family="paragraph" style:parent-style-name="Table_20_Contents">
      <style:text-properties style:text-underline-style="none" officeooo:rsid="003efdc5" officeooo:paragraph-rsid="0040ca0b"/>
    </style:style>
    <style:style style:name="P36" style:family="paragraph" style:parent-style-name="Table_20_Contents">
      <style:text-properties style:text-underline-style="none" officeooo:rsid="0043cfc9" officeooo:paragraph-rsid="0043cfc9"/>
    </style:style>
    <style:style style:name="P37" style:family="paragraph" style:parent-style-name="Standard" style:list-style-name="L1">
      <style:text-properties officeooo:rsid="00044d89" officeooo:paragraph-rsid="00191a8e"/>
    </style:style>
    <style:style style:name="P38" style:family="paragraph" style:parent-style-name="Standard" style:list-style-name="L2">
      <style:text-properties officeooo:rsid="00044d89" officeooo:paragraph-rsid="00191a8e"/>
    </style:style>
    <style:style style:name="P39" style:family="paragraph" style:parent-style-name="Standard" style:list-style-name="L3">
      <style:text-properties officeooo:rsid="00044d89" officeooo:paragraph-rsid="00191a8e"/>
    </style:style>
    <style:style style:name="P40" style:family="paragraph" style:parent-style-name="Standard" style:list-style-name="L4">
      <style:text-properties style:text-underline-style="none" officeooo:rsid="00044d89" officeooo:paragraph-rsid="00191a8e"/>
    </style:style>
    <style:style style:name="P41" style:family="paragraph" style:parent-style-name="Table_20_Contents">
      <style:text-properties style:text-underline-style="none" officeooo:rsid="003efdc5" officeooo:paragraph-rsid="003fda07"/>
    </style:style>
    <style:style style:name="P42" style:family="paragraph" style:parent-style-name="Table_20_Contents">
      <style:text-properties style:text-underline-style="none" officeooo:rsid="003efdc5" officeooo:paragraph-rsid="00451890"/>
    </style:style>
    <style:style style:name="P43" style:family="paragraph" style:parent-style-name="Table_20_Contents">
      <style:text-properties style:text-underline-style="none" officeooo:rsid="0043cfc9" officeooo:paragraph-rsid="00451890"/>
    </style:style>
    <style:style style:name="P44" style:family="paragraph" style:parent-style-name="Table_20_Contents">
      <style:text-properties style:text-underline-style="none" officeooo:rsid="0032f73b" officeooo:paragraph-rsid="0046b91a"/>
    </style:style>
    <style:style style:name="P45" style:family="paragraph" style:parent-style-name="Table_20_Contents">
      <style:text-properties style:text-underline-style="none" officeooo:rsid="0049b662" officeooo:paragraph-rsid="0049b662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style:style style:name="T5" style:family="text">
      <style:text-properties officeooo:rsid="0024f38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a9351"/>
    </style:style>
    <style:style style:name="T8" style:family="text">
      <style:text-properties officeooo:rsid="002b1763"/>
    </style:style>
    <style:style style:name="T9" style:family="text">
      <style:text-properties officeooo:rsid="002d21a5"/>
    </style:style>
    <style:style style:name="T10" style:family="text">
      <style:text-properties officeooo:rsid="002fdf03"/>
    </style:style>
    <style:style style:name="T11" style:family="text">
      <style:text-properties officeooo:rsid="0035cf84"/>
    </style:style>
    <style:style style:name="T12" style:family="text">
      <style:text-properties officeooo:rsid="003a297c"/>
    </style:style>
    <style:style style:name="T13" style:family="text">
      <style:text-properties officeooo:rsid="003a5c74"/>
    </style:style>
    <style:style style:name="T14" style:family="text">
      <style:text-properties officeooo:rsid="003ae03a"/>
    </style:style>
    <style:style style:name="T15" style:family="text">
      <style:text-properties officeooo:rsid="003d2dfd"/>
    </style:style>
    <style:style style:name="T16" style:family="text">
      <style:text-properties officeooo:rsid="003e0094"/>
    </style:style>
    <style:style style:name="T17" style:family="text">
      <style:text-properties officeooo:rsid="003fda07"/>
    </style:style>
    <style:style style:name="T18" style:family="text">
      <style:text-properties officeooo:rsid="0040ca0b"/>
    </style:style>
    <style:style style:name="T19" style:family="text">
      <style:text-properties officeooo:rsid="00410f25"/>
    </style:style>
    <style:style style:name="T20" style:family="text">
      <style:text-properties officeooo:rsid="0043c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uebas</text:p>
      <text:p text:style-name="P1"/>
      <text:p text:style-name="P1"/>
      <text:p text:style-name="P1"/>
      <text:p text:style-name="P21"/>
      <text:p text:style-name="P21">1. Nos descargamos la imagen de debian:</text:p>
      <text:list xml:id="list8163607361969302529" text:style-name="L1">
        <text:list-item>
          <text:p text:style-name="P37">docker pull debian</text:p>
        </text:list-item>
      </text:list>
      <text:p text:style-name="P21"/>
      <text:p text:style-name="P21">2. Creamos un contenedor con la imagen de debian y que tengo el interprete de comandos:</text:p>
      <text:list xml:id="list7353425259100032" text:style-name="L2">
        <text:list-item>
          <text:p text:style-name="P38">docker run -i -t --name maq1 debian /bin/bash</text:p>
        </text:list-item>
      </text:list>
      <text:p text:style-name="P21"/>
      <text:p text:style-name="P21">3. Si no hemos entrado, entramos y instalamos nginx:</text:p>
      <text:list xml:id="list4658946812117910255" text:style-name="L3">
        <text:list-item>
          <text:p text:style-name="P39">docker attach maq1</text:p>
          <text:list>
            <text:list-item>
              <text:p text:style-name="P39">apt update ; apt upgrade -y</text:p>
            </text:list-item>
            <text:list-item>
              <text:p text:style-name="P39">apt install nginx</text:p>
            </text:list-item>
          </text:list>
        </text:list-item>
      </text:list>
      <text:p text:style-name="P21"/>
      <text:p text:style-name="P21">4. Creamos una imagen de esa máquina con nginx instalado:</text:p>
      <text:list xml:id="list5676418187021721331" text:style-name="L4">
        <text:list-item>
          <text:p text:style-name="P40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8">docker run -d -p 82:80 --name maq3 -v proftpd:/var/www/html -e SERVER_NAME='dani' -e DOCUMENTROOT='dani' danibascon/apache2-usuario</text:p>
      <text:p text:style-name="P1"/>
      <text:p text:style-name="P1"/>
      <text:p text:style-name="P23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9">MYSQL</text:p>
      <text:p text:style-name="P9"/>
      <text:p text:style-name="P9"/>
      <text:p text:style-name="P12">servidor (el link creo que no hace falta, probar)</text:p>
      <text:p text:style-name="P13"/>
      <text:p text:style-name="P13">docker run -it -p 3307:3306 --name phpmyadmin <text:span text:style-name="T7">debian:jessie</text:span> /bin/bash</text:p>
      <text:p text:style-name="P15"/>
      <text:p text:style-name="P15">apt update ; apt install mysql-server nano -y</text:p>
      <text:p text:style-name="P13">service mysql start</text:p>
      <text:p text:style-name="P16">mysql -u root -proot</text:p>
      <text:p text:style-name="P14">create database bascon;</text:p>
      <text:p text:style-name="P9">grant all privileges on bascon.* to 'bascon'@'%' identified by 'bascon' with grant option;</text:p>
      <text:p text:style-name="P9"/>
      <text:p text:style-name="P12">cliente</text:p>
      <text:p text:style-name="P11"><text:s/>docker run -<text:span text:style-name="T9">d</text:span> -<text:span text:style-name="T8">p 82:80</text:span> --name mysql --link <text:span text:style-name="T9">mysql-server</text:span>:<text:span text:style-name="T9">mysql-server</text:span> <text:span text:style-name="T9">danibascon/phpmyadmin:1</text:span></text:p>
      <text:p text:style-name="P18"><text:span text:style-name="T6">apt update ; apt install <text:s/>nano</text:span><text:span text:style-name="T5"> <text:s/>libapache2-mod-php5 php5 php5-mysql phpmyadmin -y</text:span></text:p>
      <text:p text:style-name="P10"><text:tab/></text:p>
      <text:p text:style-name="P19">cd /var/www/html</text:p>
      <text:p text:style-name="P19">ln -s /usr/share/phpmyadmin</text:p>
      <text:p text:style-name="P20">service apache2 start</text:p>
      <text:p text:style-name="P10">mysql -h phpmyadmin -u bascon -pbascon bascon</text:p>
      <text:p text:style-name="P10"/>
      <text:p text:style-name="P17">editar config-db.php que apunte a la bbdd</text:p>
      <text:p text:style-name="P9"/>
      <text:p text:style-name="P17">nano /etc/phpmyadmin/config-db.php</text:p>
      <text:p text:style-name="P9"/>
      <text:p text:style-name="P9"/>
      <text:p text:style-name="P24">&lt;?php</text:p>
      <text:p text:style-name="P24">$txpcfg['db'] = '<text:span text:style-name="T10">dani</text:span>';</text:p>
      <text:p text:style-name="P24">$txpcfg['user'] = '<text:span text:style-name="T10">dani</text:span>';</text:p>
      <text:p text:style-name="P24">$txpcfg['pass'] = '<text:span text:style-name="T10">dani</text:span>';</text:p>
      <text:p text:style-name="P24">$txpcfg['host'] = 'mysql-<text:span text:style-name="T10">server</text:span>';</text:p>
      <text:p text:style-name="P25">$txpcfg['txpath'] = '/var/www/html/textpattern'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6">docker run -d --name mysql-server -e MYSQL_USER='dani' -e MYSQL_PASSWORD='dani' -e MYSQL_DATABASE='dani' <text:s/>-v mysql:/var/lib/mysql danibascon/mysql-server7:1</text:p>
      <text:p text:style-name="P26"/>
      <text:p text:style-name="P26"/>
      <text:p text:style-name="P26"/>
      <text:p text:style-name="P26">docker run -it --name mysql-server danibascon/mysql-server7:1 /bin/bash</text:p>
      <text:p text:style-name="P26"/>
      <text:p text:style-name="P26"/>
      <text:p text:style-name="P26"/>
      <text:p text:style-name="P26">docker run -d -p 82:80 --name phpmyadmin --link mysql-server:mysql-server danibascon/phpmyadmin7:2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imagenes docker</text:p>
      <text:p text:style-name="P32"/>
      <text:p text:style-name="P32"/>
      <text:p text:style-name="P32"/>
      <text:p text:style-name="P32">phpmyadmin7:1 → es la de la instalación, usa la 7:2</text:p>
      <text:p text:style-name="P32">phpmyadmin7:2 → es la que funciona para lanzar</text:p>
      <text:p text:style-name="P32"/>
      <text:p text:style-name="P32"/>
      <text:p text:style-name="P32">mysql-server7→ funciona con las variables <text:s/><text:span text:style-name="T11">HAY QUE MIRARLA, NO FUNCIONA EN ESTA V.</text:span></text:p>
      <text:p text:style-name="P32">mysql-server7:1 → funciona sin las variables</text:p>
      <text:p text:style-name="P32"/>
      <text:p text:style-name="P32"/>
      <text:p text:style-name="P32">apache-usuario:7 → funcion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docker run -d --name mysql-server -e MYSQL_USER='dani' -e MYSQL_PASSWORD='dani' -e MYSQL_DATABASE='dani' <text:s/>-v mysql:/var/lib/mysql danibascon/mysql-server:<text:span text:style-name="T16">2</text:span></text:p>
      <text:p text:style-name="P27"/>
      <text:p text:style-name="P27"/>
      <text:p text:style-name="P27"/>
      <text:p text:style-name="P27">docker run -d -p 82:80 --name phpmyadmin --link mysql:mysql danibascon/phpmyadmin7:2</text:p>
      <text:p text:style-name="P27"/>
      <text:p text:style-name="P27"/>
      <text:p text:style-name="P28">docker run -<text:span text:style-name="T12">it</text:span> --name <text:span text:style-name="T12">maq1</text:span> <text:s/><text:span text:style-name="T12">prueba /bin/bash</text:span></text:p>
      <text:p text:style-name="P28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9">docker run -d --name m<text:span text:style-name="T13">aq1</text:span> -e MYSQL_USER='dani' -e MYSQL_PASSWORD='dani' -e MYSQL_DATABASE='dani' <text:span text:style-name="T13">prueba</text:span></text:p>
      <text:p text:style-name="P29"/>
      <text:p text:style-name="P29"/>
      <text:p text:style-name="P30">docker run -d --name m<text:span text:style-name="T13">aq1</text:span> -e <text:span text:style-name="T15">MYSQL</text:span>_USER<text:span text:style-name="T14">NAME</text:span>='dani' -e <text:span text:style-name="T15">MYSQL</text:span>_PASSWORD='dani' -e <text:span text:style-name="T15">MYSQL</text:span>_DATABASE='dani' -<text:span text:style-name="T14">e MYSQL_ROOT_PASSWORD=</text:span>'<text:span text:style-name="T14">root</text:span>'<text:span text:style-name="T14"> prueba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docker run -it </text:p>
      <text:p text:style-name="P30"/>
      <text:p text:style-name="P30"/>
      <text:p text:style-name="P30"/>
      <text:p text:style-name="P30"/>
      <text:p text:style-name="P35">docker <text:s/>run <text:s/>--name <text:s/>mysql <text:s/>-e <text:s/><text:span text:style-name="T18">DB_REMOTE_ROOT_NAME==root -e DB_REMOTE_ROOT_PASS</text:span>=root <text:s/>-e <text:span text:style-name="T18">DB_USER</text:span>=dani <text:s/>-e <text:s/><text:span text:style-name="T18">DB_NAME</text:span>=dani <text:s/>-e <text:s/><text:span text:style-name="T18">DB_PASS</text:span>=dani <text:s/>-<text:span text:style-name="T17">e MYSQL_ROOT_HOST=0.0.0.0 </text:span>-d <text:s/>-v <text:s/>mysql:/var/lib/mysql <text:s/><text:span text:style-name="T19">danibascon/mysql-ubuntu:1</text:span></text:p>
      <text:p text:style-name="P34"/>
      <text:p text:style-name="P34"/>
      <text:p text:style-name="P34"/>
      <text:p text:style-name="P34"/>
      <text:p text:style-name="P31">docker run -d -p 82:80 --name phpmyadmin --link mysql:mysql danibascon/phpmyadmin<text:span text:style-name="T19">7</text:span>-<text:span text:style-name="T19">ubuntu</text:span>:2</text:p>
      <text:p text:style-name="P34"/>
      <text:p text:style-name="P34"/>
      <text:p text:style-name="P34"/>
      <text:p text:style-name="P34"/>
      <text:p text:style-name="P36">docker run -d -p 83:80 --name dani --link mysql:mysql -v proftpd:/var/www/html -e SERVER_NAME=dani -e DOCUMENTROOT=dani danibascon/apache2-usuario:7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42">docker <text:s/>run <text:s/>--name <text:s/>mysql <text:s/>-e <text:s/><text:span text:style-name="T18">DB_REMOTE_ROOT_NAME=root -e DB_REMOTE_ROOT_PASS</text:span>=root <text:s/>-<text:span text:style-name="T17">e MYSQL_ROOT_HOST=0.0.0.0 </text:span>-d <text:s/>-v <text:s/>mysql:/var/lib/mysql <text:s/><text:span text:style-name="T19">danibascon/mysql-ubuntu:1</text:span></text:p>
      <text:p text:style-name="P42"/>
      <text:p text:style-name="P42"/>
      <text:p text:style-name="P43">docker run -d -p 83:80 --name dani --link mysql:mysql -v proftpd:/var/www/html -e SERVER_NAME=dani -e DOCUMENTROOT=dani danibascon/apache2-usuario:7</text:p>
      <text:p text:style-name="P34"/>
      <text:p text:style-name="P34"/>
      <text:p text:style-name="P34"/>
      <text:p text:style-name="P44">docker run -d -p 82:80 --name phpmyadmin --link mysql:mysql <text:span text:style-name="T20">-v proftpd:/var/www/html </text:span>danibascon/phpmyadmin<text:span text:style-name="T19">7</text:span>-<text:span text:style-name="T19">ubuntu</text:span>:2</text:p>
      <text:p text:style-name="P34"/>
      <text:p text:style-name="P34"/>
      <text:p text:style-name="P34"/>
      <text:p text:style-name="P45">docker run -d -p 83:80 --name dani --link mysql:mysql -v proftpd:/var/www/html -e SERVER_NAME='dani' -e VAR='' -e DOCUMENTROOT='dani' danibascon/apache2-usuario: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11T20:22:54.932190102</dc:date>
    <meta:editing-duration>PT19H29M4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5" meta:paragraph-count="63" meta:word-count="535" meta:character-count="4009" meta:non-whitespace-character-count="3542"/>
  </office:meta>
</office:document-meta>
</file>